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DefaultValue.evaluate( String [ ] groups , PropertyHelper property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DefaultValue.S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